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textarea-horizontal-align="justify" draw:textarea-vertical-align="middle" draw:auto-grow-height="false" fo:min-height="1.053cm" fo:min-width="0.804cm"/>
    </style:style>
    <style:style style:name="gr3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</style:style>
    <style:style style:name="P4" style:family="paragraph">
      <loext:graphic-properties draw:fill="none" draw:fill-color="#ffffff"/>
    </style:style>
    <style:style style:name="T1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line draw:style-name="gr1" draw:text-style-name="P1" draw:layer="layout" svg:x1="3.769cm" svg:y1="1.097cm" svg:x2="4.022cm" svg:y2="0.52cm">
            <text:p/>
          </draw:line>
          <draw:line draw:style-name="gr1" draw:text-style-name="P1" draw:layer="layout" svg:x1="4.549cm" svg:y1="1.695cm" svg:x2="4.017cm" svg:y2="0.521cm">
            <text:p/>
          </draw:line>
          <draw:line draw:style-name="gr1" draw:text-style-name="P1" draw:layer="layout" svg:x1="5.59cm" svg:y1="1.762cm" svg:x2="6.122cm" svg:y2="0.588cm">
            <text:p/>
          </draw:line>
          <draw:line draw:style-name="gr1" draw:text-style-name="P1" draw:layer="layout" svg:x1="4.523cm" svg:y1="1.723cm" svg:x2="5.055cm" svg:y2="0.549cm">
            <text:p/>
          </draw:line>
          <draw:line draw:style-name="gr1" draw:text-style-name="P1" draw:layer="layout" svg:x1="5.613cm" svg:y1="1.755cm" svg:x2="5.081cm" svg:y2="0.581cm">
            <text:p/>
          </draw:line>
          <draw:line draw:style-name="gr1" draw:text-style-name="P1" draw:layer="layout" svg:x1="6.667cm" svg:y1="1.756cm" svg:x2="6.135cm" svg:y2="0.582cm">
            <text:p/>
          </draw:line>
          <draw:line draw:style-name="gr1" draw:text-style-name="P1" draw:layer="layout" svg:x1="6.657cm" svg:y1="1.698cm" svg:x2="6.91cm" svg:y2="1.121cm">
            <text:p/>
          </draw:line>
        </draw:g>
        <draw:g xml:id="id3" draw:id="id3">
          <draw:line draw:style-name="gr1" draw:text-style-name="P1" draw:layer="layout" svg:x1="7.206cm" svg:y1="3.743cm" svg:x2="9.222cm" svg:y2="3.743cm">
            <text:p/>
          </draw:line>
          <draw:line draw:style-name="gr1" draw:text-style-name="P1" draw:layer="layout" svg:x1="7.206cm" svg:y1="3.743cm" svg:x2="9.222cm" svg:y2="3.743cm">
            <text:p/>
          </draw:line>
          <draw:line draw:style-name="gr1" draw:text-style-name="P1" draw:layer="layout" svg:x1="7.206cm" svg:y1="4.643cm" svg:x2="9.222cm" svg:y2="4.643cm">
            <text:p/>
          </draw:line>
          <draw:line draw:style-name="gr1" draw:text-style-name="P1" draw:layer="layout" svg:x1="8.2cm" svg:y1="5.859cm" svg:x2="8.216cm" svg:y2="4.636cm">
            <text:p/>
          </draw:line>
          <draw:line draw:style-name="gr1" draw:text-style-name="P1" draw:layer="layout" svg:x1="8.2cm" svg:y1="3.761cm" svg:x2="8.216cm" svg:y2="2.538cm">
            <text:p/>
          </draw:line>
        </draw:g>
        <draw:custom-shape draw:style-name="gr2" draw:text-style-name="P2" xml:id="id2" draw:id="id2" draw:layer="layout" svg:width="1.842cm" svg:height="1.843cm" svg:x="1.131cm" svg:y="3.093cm">
          <text:p text:style-name="P2">+</text:p>
          <text:p text:style-name="P2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line draw:style-name="gr1" draw:text-style-name="P1" draw:layer="layout" svg:x1="6.283cm" svg:y1="7.876cm" svg:x2="4.114cm" svg:y2="7.89cm">
            <text:p/>
          </draw:line>
          <draw:line draw:style-name="gr1" draw:text-style-name="P1" draw:layer="layout" svg:x1="6.284cm" svg:y1="7.868cm" svg:x2="4.115cm" svg:y2="7.882cm">
            <text:p/>
          </draw:line>
          <draw:line draw:style-name="gr1" draw:text-style-name="P1" draw:layer="layout" svg:x1="4.706cm" svg:y1="8.19cm" svg:x2="5.784cm" svg:y2="8.19cm">
            <text:p/>
          </draw:line>
          <draw:line draw:style-name="gr1" draw:text-style-name="P1" draw:layer="layout" svg:x1="4.997cm" svg:y1="8.459cm" svg:x2="5.515cm" svg:y2="8.459cm">
            <text:p/>
          </draw:line>
          <draw:line draw:style-name="gr1" draw:text-style-name="P1" draw:layer="layout" svg:x1="5.227cm" svg:y1="7.857cm" svg:x2="5.236cm" svg:y2="7.163cm">
            <text:p/>
          </draw:line>
        </draw:g>
        <draw:connector draw:style-name="gr3" draw:text-style-name="P2" draw:layer="layout" svg:x1="3.769cm" svg:y1="1.141cm" svg:x2="2.052cm" svg:y2="3.093cm" draw:start-shape="id1" draw:start-glue-point="3" draw:end-shape="id2" draw:end-glue-point="4" svg:d="M3769 1141h-1717v1952" svg:viewBox="0 0 1718 1953">
          <text:p/>
        </draw:connector>
        <draw:connector draw:style-name="gr3" draw:text-style-name="P2" draw:layer="layout" svg:x1="6.91cm" svg:y1="1.141cm" svg:x2="8.214cm" svg:y2="2.538cm" draw:start-shape="id1" draw:start-glue-point="1" draw:end-shape="id3" draw:end-glue-point="0" svg:d="M6910 1141h1304v1397" svg:viewBox="0 0 1305 1398">
          <text:p/>
        </draw:connector>
        <draw:connector draw:style-name="gr3" draw:text-style-name="P2" draw:layer="layout" svg:x1="2.052cm" svg:y1="4.936cm" svg:x2="5.199cm" svg:y2="7.163cm" draw:start-shape="id2" draw:start-glue-point="8" draw:end-shape="id4" svg:d="M2052 4936v1089h3147v1138" svg:viewBox="0 0 3148 2228">
          <text:p/>
        </draw:connector>
        <draw:connector draw:style-name="gr3" draw:text-style-name="P2" draw:layer="layout" draw:line-skew="-0.491cm" svg:x1="8.214cm" svg:y1="5.859cm" svg:x2="5.199cm" svg:y2="7.163cm" draw:start-shape="id3" draw:start-glue-point="2" draw:end-shape="id4" svg:d="M8214 5859v161h-3015v1143" svg:viewBox="0 0 3016 1305">
          <text:p/>
        </draw:connector>
        <draw:frame draw:style-name="gr4" draw:text-style-name="P3" draw:layer="layout" svg:width="0.875cm" svg:height="0.963cm" svg:x="9.676cm" svg:y="2.406cm">
          <draw:text-box>
            <text:p>+</text:p>
          </draw:text-box>
        </draw:frame>
        <draw:frame draw:style-name="gr4" draw:text-style-name="P3" draw:layer="layout" svg:width="0.875cm" svg:height="0.963cm" svg:x="9.777cm" svg:y="4.807cm">
          <draw:text-box>
            <text:p>-</text:p>
          </draw:text-box>
        </draw:frame>
        <draw:frame draw:style-name="gr5" draw:text-style-name="P4" draw:layer="layout" svg:width="0.922cm" svg:height="1.114cm" svg:x="0.077cm" svg:y="3.602cm">
          <draw:text-box>
            <text:p>v<text:span text:style-name="T1">I</text:span></text:p>
          </draw:text-box>
        </draw:frame>
        <draw:frame draw:style-name="gr5" draw:text-style-name="P4" draw:layer="layout" svg:width="1.108cm" svg:height="1.114cm" svg:x="9.777cm" svg:y="3.502cm">
          <draw:text-box>
            <text:p>v<text:span text:style-name="T1">O</text:span></text:p>
          </draw:text-box>
        </draw:frame>
        <draw:frame draw:style-name="gr5" draw:text-style-name="P4" draw:layer="layout" svg:width="0.959cm" svg:height="0.962cm" svg:x="4.747cm" svg:y="1.777cm">
          <draw:text-box>
            <text:p>R</text:p>
          </draw:text-box>
        </draw:frame>
        <draw:frame draw:style-name="gr5" draw:text-style-name="P4" draw:layer="layout" svg:width="0.959cm" svg:height="0.962cm" svg:x="6.248cm" svg:y="3.677cm">
          <draw:text-box>
            <text:p>C</text:p>
          </draw:text-box>
        </draw:frame>
        <draw:frame draw:style-name="gr5" draw:text-style-name="P4" draw:layer="layout" svg:width="1.912cm" svg:height="0.962cm" svg:x="5.388cm" svg:y="6.798cm">
          <draw:text-box>
            <text:p>GN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21T19:41:23.800010842</meta:creation-date>
    <dc:date>2021-02-21T19:51:04.456137050</dc:date>
    <meta:editing-duration>PT9M40S</meta:editing-duration>
    <meta:editing-cycles>2</meta:editing-cycles>
    <meta:generator>LibreOffice/6.0.7.3$Linux_X86_64 LibreOffice_project/00m0$Build-3</meta:generator>
    <meta:document-statistic meta:object-count="32"/>
  </office:meta>
</office:document-meta>
</file>